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end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 Liow</text:p>
      <text:p text:style-name="P1"><text:tab/>ECE 368</text:p>
      <text:p text:style-name="P1">IPA 5</text:p>
      <text:p text:style-name="P1"/>
      <text:p text:style-name="P4">Report</text:p>
      <text:p text:style-name="P2"/>
      <text:p text:style-name="P5">My Results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6">Test File</text:p>
          </table:table-cell>
          <table:table-cell table:style-name="Table1.A1" office:value-type="string">
            <text:p text:style-name="P7">N</text:p>
          </table:table-cell>
          <table:table-cell table:style-name="Table1.C1" office:value-type="string">
            <text:p text:style-name="P7">Number of Turns</text:p>
          </table:table-cell>
        </table:table-row>
        <table:table-row>
          <table:table-cell table:style-name="Table1.A2" office:value-type="string">
            <text:p text:style-name="P6">river.in0</text:p>
          </table:table-cell>
          <table:table-cell table:style-name="Table1.A2" office:value-type="string">
            <text:p text:style-name="P7">3</text:p>
          </table:table-cell>
          <table:table-cell table:style-name="Table1.C2" office:value-type="string">
            <text:p text:style-name="P7">4</text:p>
          </table:table-cell>
        </table:table-row>
        <table:table-row>
          <table:table-cell table:style-name="Table1.A2" office:value-type="string">
            <text:p text:style-name="P6">river.in1</text:p>
          </table:table-cell>
          <table:table-cell table:style-name="Table1.A2" office:value-type="string">
            <text:p text:style-name="P7">6</text:p>
          </table:table-cell>
          <table:table-cell table:style-name="Table1.C2" office:value-type="string">
            <text:p text:style-name="P7">9</text:p>
          </table:table-cell>
        </table:table-row>
        <table:table-row>
          <table:table-cell table:style-name="Table1.A2" office:value-type="string">
            <text:p text:style-name="P6">river.in2</text:p>
          </table:table-cell>
          <table:table-cell table:style-name="Table1.A2" office:value-type="string">
            <text:p text:style-name="P7">8</text:p>
          </table:table-cell>
          <table:table-cell table:style-name="Table1.C2" office:value-type="string">
            <text:p text:style-name="P7">10</text:p>
          </table:table-cell>
        </table:table-row>
        <table:table-row>
          <table:table-cell table:style-name="Table1.A2" office:value-type="string">
            <text:p text:style-name="P6">river.in3</text:p>
          </table:table-cell>
          <table:table-cell table:style-name="Table1.A2" office:value-type="string">
            <text:p text:style-name="P7">15</text:p>
          </table:table-cell>
          <table:table-cell table:style-name="Table1.C2" office:value-type="string">
            <text:p text:style-name="P7">22</text:p>
          </table:table-cell>
        </table:table-row>
      </table:table>
      <text:p text:style-name="P3"/>
      <text:p text:style-name="P3">For this IPA, I initially tried creating an adjacency matrix and then running it through Dijkstra's algorithm to find the minimum cost. I ran into too much trouble setting weights and dealing with my memory leaks, so I decided to approach the problem differently since I had 3 extra days to work on the assignment due to the extension. The algorithm used in my code traverses the river based on a set pattern until it gets to the rightmost side of the river. For traversal, I prioritize moving to the right (obviously) with moving to the left being the last option. To find the ideal path, I allow myself to move freely up and down when it does not cost me any rotations. I decide to move to the right by checking if the node one over from my current position is connected with a vertical rod (basically, I want to move gradually to the right while getting as many free movements as I can). Conditional checking for my algorithm involves making sure I do not get caught in infinite loops, aka, traversing in a circle. To prevent this, I modify my traversal algorithm when I detect that I am visiting the same nodes over and over again. </text:p>
      <text:p text:style-name="P3"/>
      <text:p text:style-name="P3">Since I do not construct an adjacency list or matrix, the only memory I allocate is for the array to hold what I read in from my input file. Therefore, my space complexity is O(V). As for time, my complexity is O(V) as well since I run through one iteration to traverse each node or vertex. </text:p>
      <text:p text:style-name="P3">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2T22:30:20</meta:creation-date>
    <meta:generator>LibreOffice/3.5$Linux_X86_64 LibreOffice_project/350m1$Build-2</meta:generator>
    <dc:date>2014-05-02T23:13:17</dc:date>
    <meta:editing-duration>PT34M36S</meta:editing-duration>
    <meta:editing-cycles>9</meta:editing-cycles>
    <meta:document-statistic meta:table-count="1" meta:image-count="0" meta:object-count="0" meta:page-count="1" meta:paragraph-count="23" meta:word-count="291" meta:character-count="1542" meta:non-whitespace-character-count="1266"/>
  </office:meta>
</office:document-meta>
</file>